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I" table:style-name="ta1">
        <table:shapes>
          <draw:frame draw:z-index="0" draw:style-name="gr1" draw:text-style-name="P1" svg:width="452.7mm" svg:height="211.49mm" svg:x="18.59mm" svg:y="1mm">
            <draw:object draw:notify-on-update-of-ranges="NaI.A1:NaI.A16 NaI.B1:NaI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34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3" table:number-rows-spanned="1">
            <text:p>yˆ=0.00007948x3−0.02500244x2+2.61932404x−0.00492727.</text:p>
          </table:table-cell>
          <table:covered-table-cell table:number-columns-repeated="12"/>
        </table:table-row>
        <table:table-row table:style-name="ro1">
          <table:table-cell table:style-name="ce1" office:value-type="string" calcext:value-type="string" table:number-columns-spanned="13" table:number-rows-spanned="1">
            <text:p>yˆ=0.00006169x3−0.02163328x2+2.46946365x+0.03982075.</text:p>
          </table:table-cell>
          <table:covered-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3" table:number-rows-spanned="1">
            <text:p>yˆ=−4.06093089+13928.43350697/x.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.00.0000</text:date>, <text:time style:data-style-name="N2" text:time-value="12:03:00.5934838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4T14:54:52.115165990</dc:date>
    <meta:editing-duration>PT2H29M43S</meta:editing-duration>
    <meta:editing-cycles>3</meta:editing-cycles>
    <meta:generator>LibreOffice/6.1.5.2$Linux_X86_64 LibreOffice_project/1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5.271cm" svg:height="21.15cm" xlink:href=".." xlink:type="simple" chart:class="chart:scatter" chart:style-name="ch1">
        <chart:plot-area chart:style-name="ch2" table:cell-range-address="NaI.A1:NaI.B16" svg:x="0.905cm" svg:y="0.423cm" svg:width="43.461cm" svg:height="20.304cm">
          <chartooo:coordinate-region svg:x="1.526cm" svg:y="0.622cm" svg:width="42.282cm" svg:height="19.45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NaI.B1:NaI.B16" chart:class="chart:scatter">
            <chart:domain table:cell-range-address="NaI.A1:NaI.A16"/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aI.A1:NaI.A16</svg:desc>
                </draw:g>
              </table:table-cell>
              <table:table-cell office:value-type="float" office:value="0">
                <text:p>0</text:p>
                <draw:g>
                  <svg:desc>NaI.B1:NaI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">
                <text:p>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8">
                <text:p>1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5">
                <text:p>3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